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hyphenation-ladder-count="no-limit" fo:break-before="page"/>
      <style:text-properties fo:font-size="14pt" style:font-size-asian="14pt" fo:hyphenate="true"/>
    </style:style>
    <style:style style:name="P8" style:family="paragraph" style:parent-style-name="Normale">
      <style:paragraph-properties fo:break-before="page"/>
      <style:text-properties fo:font-size="14pt" style:font-size-asian="14pt" style:font-size-complex="20pt"/>
    </style:style>
    <style:style style:name="P9" style:family="paragraph" style:parent-style-name="Standard">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7pt" style:font-size-asian="17pt"/>
    </style:style>
    <style:style style:name="P11"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2" style:family="paragraph" style:parent-style-name="Standard">
      <style:text-properties style:font-name="sans-serif" fo:font-size="14pt" style:font-size-asian="14pt"/>
    </style:style>
    <style:style style:name="P13"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4" style:family="paragraph" style:parent-style-name="Standard">
      <style:text-properties fo:font-size="20pt" style:font-size-asian="20pt"/>
    </style:style>
    <style:style style:name="P15" style:family="paragraph" style:parent-style-name="Standard">
      <style:text-properties fo:font-size="20pt" style:font-size-asian="20pt" style:font-size-complex="20pt"/>
    </style:style>
    <style:style style:name="P16" style:family="paragraph" style:parent-style-name="Standard">
      <style:paragraph-properties fo:text-align="end" style:justify-single-word="false"/>
      <style:text-properties fo:font-size="20pt" style:font-size-asian="20pt" style:font-size-complex="20pt"/>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text-properties fo:font-size="16pt" fo:font-weight="bold" style:font-size-asian="16pt" style:font-weight-asian="bold" style:font-size-complex="16pt" style:font-weight-complex="bold"/>
    </style:style>
    <style:style style:name="P19" style:family="paragraph" style:parent-style-name="Standard">
      <style:text-properties fo:font-size="24pt" fo:font-weight="bold" style:font-size-asian="24pt" style:font-weight-asian="bold" style:font-size-complex="24pt" style:font-weight-complex="bold"/>
    </style:style>
    <style:style style:name="P20" style:family="paragraph" style:parent-style-name="Standard">
      <style:text-properties fo:font-size="24pt" style:font-size-asian="24pt" style:font-size-complex="24pt"/>
    </style:style>
    <style:style style:name="P21" style:family="paragraph" style:parent-style-name="Standard">
      <style:text-properties fo:font-size="14pt" style:font-size-asian="14pt"/>
    </style:style>
    <style:style style:name="P22" style:family="paragraph" style:parent-style-name="Standard">
      <style:text-properties fo:font-size="14pt" style:font-size-asian="14pt" style:font-size-complex="14pt"/>
    </style:style>
    <style:style style:name="P23" style:family="paragraph" style:parent-style-name="Standard">
      <style:text-properties fo:font-size="14pt" style:font-size-asian="14pt" style:font-size-complex="14pt" style:font-weight-complex="bold"/>
    </style:style>
    <style:style style:name="P24" style:family="paragraph" style:parent-style-name="Standard">
      <style:text-properties fo:font-size="14pt" style:font-size-asian="14pt" style:font-size-complex="24pt"/>
    </style:style>
    <style:style style:name="P25" style:family="paragraph" style:parent-style-name="Standard">
      <style:text-properties fo:font-size="14pt" style:font-size-asian="14pt" style:font-size-complex="20pt"/>
    </style:style>
    <style:style style:name="P26"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7" style:family="paragraph" style:parent-style-name="Standard">
      <style:text-properties fo:font-size="14pt" fo:font-weight="bold" style:font-size-asian="14pt" style:font-weight-asian="bold"/>
    </style:style>
    <style:style style:name="P28" style:family="paragraph" style:parent-style-name="Standard">
      <style:text-properties fo:font-size="14pt" fo:language="en" fo:country="US" style:font-size-asian="14pt"/>
    </style:style>
    <style:style style:name="P29" style:family="paragraph" style:parent-style-name="Standard">
      <style:text-properties fo:font-size="18pt" style:font-size-asian="18pt" style:font-size-complex="18pt" style:font-weight-complex="bold"/>
    </style:style>
    <style:style style:name="P30"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31" style:family="paragraph" style:parent-style-name="Standard" style:list-style-name="L1"/>
    <style:style style:name="P32" style:family="paragraph" style:parent-style-name="Standard" style:list-style-name="L1">
      <style:text-properties officeooo:paragraph-rsid="0019d4f2"/>
    </style:style>
    <style:style style:name="P33" style:family="paragraph" style:parent-style-name="Standard" style:list-style-name="L1">
      <style:text-properties fo:font-size="16pt" fo:font-weight="bold" style:font-size-asian="16pt" style:font-weight-asian="bold" style:font-size-complex="16pt" style:font-weight-complex="bold"/>
    </style:style>
    <style:style style:name="P34" style:family="paragraph" style:parent-style-name="Standard" style:list-style-name="L1">
      <style:text-properties fo:font-size="16pt" fo:font-weight="bold" officeooo:rsid="001847a9" officeooo:paragraph-rsid="001847a9" style:font-size-asian="16pt" style:font-weight-asian="bold" style:font-size-complex="16pt" style:font-weight-complex="bold"/>
    </style:style>
    <style:style style:name="P35" style:family="paragraph" style:parent-style-name="Standard" style:list-style-name="L1">
      <style:text-properties fo:font-size="16pt" fo:font-weight="normal" officeooo:rsid="001847a9" officeooo:paragraph-rsid="001847a9" style:font-size-asian="16pt" style:font-weight-asian="normal" style:font-size-complex="16pt" style:font-weight-complex="normal"/>
    </style:style>
    <style:style style:name="P36" style:family="paragraph" style:parent-style-name="Standard" style:list-style-name="L2">
      <style:text-properties fo:font-size="20pt" style:font-size-asian="20pt"/>
    </style:style>
    <style:style style:name="P37" style:family="paragraph" style:parent-style-name="Standard" style:list-style-name="L2">
      <style:text-properties fo:font-size="20pt" style:font-size-asian="20pt" style:font-size-complex="20pt"/>
    </style:style>
    <style:style style:name="P38" style:family="paragraph" style:parent-style-name="Standard" style:list-style-name="L2">
      <style:text-properties fo:font-size="20pt" officeooo:rsid="0019d4f2" officeooo:paragraph-rsid="0019d4f2" style:font-size-asian="20pt" style:font-size-complex="20pt"/>
    </style:style>
    <style:style style:name="P39" style:family="paragraph" style:parent-style-name="Standard">
      <style:text-properties fo:font-size="20pt" officeooo:rsid="002db77e" officeooo:paragraph-rsid="002db77e" style:font-size-asian="17.5pt" style:font-size-complex="20pt"/>
    </style:style>
    <style:style style:name="P40" style:family="paragraph" style:parent-style-name="Standard">
      <style:text-properties fo:font-size="14pt" style:font-size-asian="14pt"/>
    </style:style>
    <style:style style:name="P41" style:family="paragraph" style:parent-style-name="Standard" style:list-style-name="L3">
      <style:text-properties fo:font-size="14pt" style:font-size-asian="14pt" style:font-size-complex="20pt"/>
    </style:style>
    <style:style style:name="P42" style:family="paragraph" style:parent-style-name="Standard" style:list-style-name="L4">
      <style:text-properties fo:font-size="14pt" style:font-size-asian="14pt"/>
    </style:style>
    <style:style style:name="P43" style:family="paragraph" style:parent-style-name="Standard">
      <style:text-properties fo:font-size="14pt" officeooo:rsid="001847a9" officeooo:paragraph-rsid="001847a9" style:font-size-asian="14pt"/>
    </style:style>
    <style:style style:name="P44" style:family="paragraph" style:parent-style-name="Standard" style:list-style-name="L4">
      <style:text-properties fo:font-size="14pt" fo:language="en" fo:country="US" style:font-size-asian="14pt"/>
    </style:style>
    <style:style style:name="P45" style:family="paragraph" style:parent-style-name="Standard">
      <style:text-properties fo:font-size="14pt" officeooo:rsid="002b99f8" officeooo:paragraph-rsid="002b99f8" style:font-size-asian="12.25pt" style:font-size-complex="14pt"/>
    </style:style>
    <style:style style:name="P46" style:family="paragraph" style:parent-style-name="Standard">
      <style:text-properties fo:font-size="14pt" officeooo:rsid="002db77e" officeooo:paragraph-rsid="002db77e" style:font-size-asian="12.25pt" style:font-size-complex="14pt"/>
    </style:style>
    <style:style style:name="P47" style:family="paragraph" style:parent-style-name="Standard">
      <style:text-properties officeooo:paragraph-rsid="0019d797"/>
    </style:style>
    <style:style style:name="P48" style:family="paragraph" style:parent-style-name="Standard">
      <style:text-properties officeooo:paragraph-rsid="001bd63c"/>
    </style:style>
    <style:style style:name="P49" style:family="paragraph" style:parent-style-name="Standard">
      <style:text-properties officeooo:paragraph-rsid="001d2649"/>
    </style:style>
    <style:style style:name="P50" style:family="paragraph" style:parent-style-name="Standard">
      <style:text-properties officeooo:paragraph-rsid="001e7033"/>
    </style:style>
    <style:style style:name="P51" style:family="paragraph" style:parent-style-name="Standard">
      <style:text-properties officeooo:paragraph-rsid="00208920"/>
    </style:style>
    <style:style style:name="P52" style:family="paragraph" style:parent-style-name="Standard">
      <style:text-properties officeooo:paragraph-rsid="00282230"/>
    </style:style>
    <style:style style:name="P53" style:family="paragraph" style:parent-style-name="Standard">
      <style:text-properties officeooo:paragraph-rsid="002db77e"/>
    </style:style>
    <style:style style:name="P54" style:family="paragraph" style:parent-style-name="Standard">
      <style:paragraph-properties fo:break-before="page"/>
      <style:text-properties fo:font-size="20pt" officeooo:rsid="002b99f8" officeooo:paragraph-rsid="002b99f8" style:font-size-asian="17.5pt" style:font-size-complex="20pt"/>
    </style:style>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style:font-size-asian="16pt" style:font-size-complex="16pt" style:font-weight-complex="bold"/>
    </style:style>
    <style:style style:name="T3" style:family="text">
      <style:text-properties fo:font-size="16pt" officeooo:rsid="0019d4f2" style:font-size-asian="16pt" style:font-size-complex="16pt"/>
    </style:style>
    <style:style style:name="T4" style:family="text">
      <style:text-properties fo:font-size="16pt" style:font-size-asian="16pt" style:font-size-complex="20pt"/>
    </style:style>
    <style:style style:name="T5" style:family="text">
      <style:text-properties fo:font-size="20pt" style:font-size-asian="20pt" style:font-size-complex="20pt"/>
    </style:style>
    <style:style style:name="T6" style:family="text">
      <style:text-properties fo:color="#222222" fo:font-size="14pt" fo:background-color="#ffffff" loext:char-shading-value="0" style:font-size-asian="14pt" style:font-name-complex="Calibri" style:font-size-complex="14pt"/>
    </style:style>
    <style:style style:name="T7" style:family="text">
      <style:text-properties fo:color="#222222" fo:font-size="14pt" fo:background-color="#ffffff" loext:char-shading-value="0" style:font-size-asian="14pt" style:font-name-complex="Arial" style:font-size-complex="14pt"/>
    </style:style>
    <style:style style:name="T8" style:family="text">
      <style:text-properties fo:color="#222222" fo:font-size="14pt" fo:background-color="#ffffff" loext:char-shading-value="0" style:font-size-asian="14pt" style:font-name-complex="Arial" style:font-size-complex="14pt" style:font-weight-complex="bold"/>
    </style:style>
    <style:style style:name="T9" style:family="text">
      <style:text-properties fo:color="#222222" fo:font-size="14pt" fo:background-color="#ffffff" loext:char-shading-value="0" style:font-size-asian="14pt" style:font-name-complex="Courier New" style:font-size-complex="14pt"/>
    </style:style>
    <style:style style:name="T10" style:family="text">
      <style:text-properties fo:color="#222222" fo:font-size="14pt" officeooo:rsid="0019d797" fo:background-color="#ffffff" loext:char-shading-value="0" style:font-size-asian="14pt" style:font-name-complex="Courier New" style:font-size-complex="14pt"/>
    </style:style>
    <style:style style:name="T11" style:family="text">
      <style:text-properties fo:color="#222222" fo:font-size="14pt" officeooo:rsid="001d2649" fo:background-color="#ffffff" loext:char-shading-value="0" style:font-size-asian="14pt" style:font-name-complex="Courier New" style:font-size-complex="14pt"/>
    </style:style>
    <style:style style:name="T12" style:family="text">
      <style:text-properties fo:color="#222222" fo:font-size="14pt" officeooo:rsid="001e7033" fo:background-color="#ffffff" loext:char-shading-value="0" style:font-size-asian="14pt" style:font-name-complex="Courier New" style:font-size-complex="14pt"/>
    </style:style>
    <style:style style:name="T13" style:family="text">
      <style:text-properties fo:color="#222222" fo:font-size="14pt" officeooo:rsid="001f1875" fo:background-color="#ffffff" loext:char-shading-value="0" style:font-size-asian="14pt" style:font-name-complex="Courier New" style:font-size-complex="14pt"/>
    </style:style>
    <style:style style:name="T14" style:family="text">
      <style:text-properties fo:color="#222222" fo:font-size="14pt" officeooo:rsid="00208920" fo:background-color="#ffffff" loext:char-shading-value="0" style:font-size-asian="14pt" style:font-name-complex="Courier New" style:font-size-complex="14pt"/>
    </style:style>
    <style:style style:name="T15" style:family="text">
      <style:text-properties fo:color="#222222" fo:font-size="14pt" officeooo:rsid="0020c76f" fo:background-color="#ffffff" loext:char-shading-value="0" style:font-size-asian="14pt" style:font-name-complex="Courier New" style:font-size-complex="14pt"/>
    </style:style>
    <style:style style:name="T16" style:family="text">
      <style:text-properties fo:color="#222222" fo:font-size="14pt" officeooo:rsid="0023d0ae" fo:background-color="#ffffff" loext:char-shading-value="0" style:font-size-asian="14pt" style:font-name-complex="Courier New" style:font-size-complex="14pt"/>
    </style:style>
    <style:style style:name="T17" style:family="text">
      <style:text-properties fo:color="#222222" fo:font-size="14pt" officeooo:rsid="0026c9f7" fo:background-color="#ffffff" loext:char-shading-value="0" style:font-size-asian="14pt" style:font-name-complex="Courier New" style:font-size-complex="14pt"/>
    </style:style>
    <style:style style:name="T18" style:family="text">
      <style:text-properties fo:color="#222222" fo:font-size="14pt" officeooo:rsid="00282230" fo:background-color="#ffffff" loext:char-shading-value="0" style:font-size-asian="14pt" style:font-name-complex="Courier New" style:font-size-complex="14pt"/>
    </style:style>
    <style:style style:name="T19" style:family="text">
      <style:text-properties fo:color="#222222" fo:font-size="14pt" officeooo:rsid="00296c02" fo:background-color="#ffffff" loext:char-shading-value="0" style:font-size-asian="14pt" style:font-name-complex="Courier New" style:font-size-complex="14pt"/>
    </style:style>
    <style:style style:name="T20" style:family="text">
      <style:text-properties fo:color="#222222" fo:font-size="14pt" fo:font-weight="normal" fo:background-color="#ffffff" loext:char-shading-value="0" style:font-size-asian="14pt" style:font-weight-asian="normal" style:font-name-complex="Calibri" style:font-size-complex="14pt"/>
    </style:style>
    <style:style style:name="T21" style:family="text">
      <style:text-properties fo:color="#222222" fo:font-size="14pt" fo:font-weight="normal" officeooo:rsid="00208920" fo:background-color="#ffffff" loext:char-shading-value="0" style:font-size-asian="14pt" style:font-weight-asian="normal" style:font-name-complex="Courier New" style:font-size-complex="14pt" style:font-weight-complex="normal"/>
    </style:style>
    <style:style style:name="T22" style:family="text">
      <style:text-properties fo:color="#222222" fo:font-size="14pt" style:text-underline-style="none" fo:background-color="#ffffff" loext:char-shading-value="0" style:font-size-asian="14pt" style:font-name-complex="Courier New" style:font-size-complex="14pt"/>
    </style:style>
    <style:style style:name="T23" style:family="text">
      <style:text-properties fo:color="#222222" fo:font-size="14pt" style:text-underline-style="none" officeooo:rsid="001f1875" fo:background-color="#ffffff" loext:char-shading-value="0" style:font-size-asian="14pt" style:font-name-complex="Courier New" style:font-size-complex="14pt"/>
    </style:style>
    <style:style style:name="T24" style:family="text">
      <style:text-properties fo:color="#222222" fo:font-size="14pt" fo:font-style="italic" style:text-underline-style="none" officeooo:rsid="00208920" fo:background-color="#ffffff" loext:char-shading-value="0" style:font-size-asian="14pt" style:font-style-asian="italic" style:font-name-complex="Courier New" style:font-size-complex="14pt" style:font-style-complex="italic"/>
    </style:style>
    <style:style style:name="T25" style:family="text">
      <style:text-properties fo:font-size="14pt" style:font-size-asian="14pt"/>
    </style:style>
    <style:style style:name="T26" style:family="text">
      <style:text-properties fo:font-size="14pt" style:font-size-asian="14pt" style:font-size-complex="14pt"/>
    </style:style>
    <style:style style:name="T27" style:family="text">
      <style:text-properties fo:font-size="14pt" officeooo:rsid="001847a9" style:font-size-asian="14pt" style:font-size-complex="14pt"/>
    </style:style>
    <style:style style:name="T28" style:family="text">
      <style:text-properties fo:font-size="14pt" officeooo:rsid="001b0679" style:font-size-asian="14pt" style:font-size-complex="14pt"/>
    </style:style>
    <style:style style:name="T29" style:family="text">
      <style:text-properties fo:font-size="14pt" officeooo:rsid="001bd63c" style:font-size-asian="14pt" style:font-size-complex="14pt"/>
    </style:style>
    <style:style style:name="T30" style:family="text">
      <style:text-properties fo:font-size="14pt" officeooo:rsid="001d2649" style:font-size-asian="14pt" style:font-size-complex="14pt"/>
    </style:style>
    <style:style style:name="T31" style:family="text">
      <style:text-properties fo:font-size="14pt" officeooo:rsid="002f8acb" style:font-size-asian="14pt" style:font-size-complex="14pt"/>
    </style:style>
    <style:style style:name="T32" style:family="text">
      <style:text-properties fo:font-size="14pt" officeooo:rsid="00312a5d" style:font-size-asian="14pt" style:font-size-complex="14pt"/>
    </style:style>
    <style:style style:name="T33" style:family="text">
      <style:text-properties fo:font-size="14pt" officeooo:rsid="0034f48f" style:font-size-asian="14pt" style:font-size-complex="14pt"/>
    </style:style>
    <style:style style:name="T34" style:family="text">
      <style:text-properties fo:font-size="14pt" officeooo:rsid="0034f715" style:font-size-asian="14pt" style:font-size-complex="14pt"/>
    </style:style>
    <style:style style:name="T35" style:family="text">
      <style:text-properties fo:font-size="14pt" officeooo:rsid="003514b2" style:font-size-asian="14pt" style:font-size-complex="14pt"/>
    </style:style>
    <style:style style:name="T36" style:family="text">
      <style:text-properties fo:font-size="14pt" style:font-size-asian="14pt" style:font-size-complex="20pt"/>
    </style:style>
    <style:style style:name="T37" style:family="text">
      <style:text-properties fo:font-size="14pt" fo:background-color="#ffffff" loext:char-shading-value="0" style:font-size-asian="14pt" style:font-name-complex="Arial" style:font-size-complex="14pt"/>
    </style:style>
    <style:style style:name="T38"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39" style:family="text">
      <style:text-properties fo:font-size="14pt" fo:language="en" fo:country="US" officeooo:rsid="001b0679" style:font-size-asian="14pt" style:font-size-complex="14pt"/>
    </style:style>
    <style:style style:name="T40" style:family="text">
      <style:text-properties fo:font-size="14pt" officeooo:rsid="002db77e" style:font-size-asian="12.25pt" style:font-size-complex="14pt"/>
    </style:style>
    <style:style style:name="T41" style:family="text">
      <style:text-properties fo:font-size="14pt" officeooo:rsid="002f8acb" style:font-size-asian="12.25pt" style:font-size-complex="14pt"/>
    </style:style>
    <style:style style:name="T42" style:family="text">
      <style:text-properties officeooo:rsid="002c8cc2"/>
    </style:style>
    <style:style style:name="T43" style:family="text">
      <style:text-properties officeooo:rsid="0034f48f"/>
    </style:style>
    <style:style style:name="T44" style:family="text">
      <style:text-properties officeooo:rsid="003514b2"/>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5LVL2" style:num-suffix="." style:num-format="1" text:display-levels="2">
        <style:list-level-properties text:list-level-position-and-space-mode="label-alignment">
          <style:list-level-label-alignment text:label-followed-by="listtab" fo:text-indent="-0.3in" fo:margin-left="0.4965in"/>
        </style:list-level-properties>
      </text:list-level-style-number>
      <text:list-level-style-number text:level="3" text:style-name="WW_5f_CharLFO5LVL3" style:num-suffix="." style:num-format="1" text:display-levels="3">
        <style:list-level-properties text:list-level-position-and-space-mode="label-alignment">
          <style:list-level-label-alignment text:label-followed-by="listtab" fo:text-indent="-0.35in" fo:margin-left="0.7437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ALMA MATER STUDIORUM – UNIVERSITÀ DI BOLOGNA</text:p>
      <text:p text:style-name="P10">CAMPUS DI CESENA</text:p>
      <text:p text:style-name="P10"/>
      <text:p text:style-name="P10">Scuola di Scienze</text:p>
      <text:p text:style-name="P10">Corso di Laurea in Ingegneria e Scienze Informatiche</text:p>
      <text:p text:style-name="P10"/>
      <text:p text:style-name="P10"/>
      <text:p text:style-name="P10"/>
      <text:p text:style-name="P10">DOCKER</text:p>
      <text:p text:style-name="P10"/>
      <text:p text:style-name="P10"/>
      <text:p text:style-name="P11">Elaborato in</text:p>
      <text:p text:style-name="P10">PROGRAMMAZIONE DI SISTEMI EMBEDDED</text:p>
      <text:p text:style-name="P10"/>
      <text:p text:style-name="P10"/>
      <text:p text:style-name="Standard"/>
      <text:p text:style-name="Standard"/>
      <text:p text:style-name="Standard"/>
      <text:p text:style-name="P12">Relatore</text:p>
      <text:p text:style-name="P9">Prof. ALESSANDRO RICCI</text:p>
      <text:p text:style-name="P9"/>
      <text:p text:style-name="P12">Co-relatore</text:p>
      <text:p text:style-name="P9">Ing. ANGELO CROATTI</text:p>
      <text:p text:style-name="Standard"/>
      <text:p text:style-name="Standard"/>
      <text:p text:style-name="Standard"/>
      <text:p text:style-name="P10">Terza Sessione di Laurea</text:p>
      <text:p text:style-name="P10">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3">PAROLE CHIAVE</text:p>
      <text:p text:style-name="P13"/>
      <text:p text:style-name="P16">Virtualizzazione</text:p>
      <text:p text:style-name="P16">Container</text:p>
      <text:p text:style-name="P16">Docker</text:p>
      <text:p text:style-name="P16">Linux kernel</text:p>
      <text:p text:style-name="P16">Servizi</text:p>
      <text:p text:style-name="P2"/>
      <text:p text:style-name="P16"/>
      <text:p text:style-name="P2">Alla mia famiglia</text:p>
      <text:p text:style-name="P2"/>
      <text:p text:style-name="P3">Indice</text:p>
      <text:p text:style-name="P17"/>
      <text:p text:style-name="P17"/>
      <text:p text:style-name="Standard"><text:span text:style-name="Car._20_predefinito_20_paragrafo"><text:span text:style-name="T1">Introduzione</text:span></text:span><text:span text:style-name="Car._20_predefinito_20_paragrafo"><text:span text:style-name="T5"><text:tab/><text:tab/><text:tab/><text:tab/><text:tab/><text:tab/><text:tab/><text:tab/><text:tab/><text:tab/><text:tab/>ix</text:span></text:span></text:p>
      <text:p text:style-name="P18"/>
      <text:list xml:id="list2349123191" text:style-name="L1">
        <text:list-item>
          <text:p text:style-name="P33">Software container</text:p>
          <text:list>
            <text:list-item>
              <text:p text:style-name="P31"><text:span text:style-name="Car._20_predefinito_20_paragrafo"><text:span text:style-name="T1">Introduzione ai software container</text:span></text:span></text:p>
              <text:list>
                <text:list-item>
                  <text:p text:style-name="P31"><text:span text:style-name="Car._20_predefinito_20_paragrafo"><text:span text:style-name="T1">Cenni di virtualizzazione</text:span></text:span></text:p>
                </text:list-item>
                <text:list-item>
                  <text:p text:style-name="P31"><text:span text:style-name="Car._20_predefinito_20_paragrafo"><text:span text:style-name="T1">Confronto fra virtualizzazione e software container</text:span></text:span></text:p>
                </text:list-item>
              </text:list>
            </text:list-item>
            <text:list-item>
              <text:p text:style-name="P31"><text:span text:style-name="Car._20_predefinito_20_paragrafo"><text:span text:style-name="T2">Evoluzione dei software container</text:span></text:span></text:p>
            </text:list-item>
            <text:list-item>
              <text:p text:style-name="P31"><text:span text:style-name="Car._20_predefinito_20_paragrafo"><text:span text:style-name="T1">Vantaggi dell’uso dei software container</text:span></text:span></text:p>
            </text:list-item>
          </text:list>
        </text:list-item>
        <text:list-item>
          <text:p text:style-name="P33">Docker</text:p>
          <text:list>
            <text:list-item>
              <text:p text:style-name="P31"><text:span text:style-name="Car._20_predefinito_20_paragrafo"><text:span text:style-name="T1">Cos’è Docker</text:span></text:span></text:p>
            </text:list-item>
            <text:list-item>
              <text:p text:style-name="P31"><text:span text:style-name="Car._20_predefinito_20_paragrafo"><text:span text:style-name="T1">Architettura di Docker</text:span></text:span></text:p>
            </text:list-item>
            <text:list-item>
              <text:p text:style-name="P32"><text:span text:style-name="Car._20_predefinito_20_paragrafo"><text:span text:style-name="T3">Docker compose</text:span></text:span></text:p>
            </text:list-item>
            <text:list-item>
              <text:p text:style-name="P32"><text:span text:style-name="Car._20_predefinito_20_paragrafo"><text:span text:style-name="T3">Docker swarm</text:span></text:span></text:p>
            </text:list-item>
            <text:list-item>
              <text:p text:style-name="P31"><text:span text:style-name="Car._20_predefinito_20_paragrafo"><text:span text:style-name="T1">Diffusione dei container con Docker?</text:span></text:span></text:p>
            </text:list-item>
            <text:list-item>
              <text:p text:style-name="P31"><text:span text:style-name="Car._20_predefinito_20_paragrafo"><text:span text:style-name="T1">Esempi operativi</text:span></text:span></text:p>
            </text:list-item>
          </text:list>
        </text:list-item>
        <text:list-item>
          <text:p text:style-name="P34">Docker e sistemi a micro-servizi</text:p>
          <text:list>
            <text:list-item>
              <text:p text:style-name="P35">Linee guida</text:p>
            </text:list-item>
            <text:list-item>
              <text:p text:style-name="P35">Applicazione a trauma tracker</text:p>
            </text:list-item>
          </text:list>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9"/>
      <text:p text:style-name="P23">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3"/>
      <text:p text:style-name="P23">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text:p>
      <text:p text:style-name="P6"/>
      <text:p text:style-name="P29"/>
      <text:p text:style-name="P20">Capitolo 1</text:p>
      <text:p text:style-name="P20"/>
      <text:p text:style-name="P20">I Software Container</text:p>
      <text:p text:style-name="P20"/>
      <text:p text:style-name="P24">In questo capitolo si descrive in generale cos’è un software container e il concetto che sta alla base di questa tecnologia, e la necessità che ha portato ad un loro sviluppo ed utilizzo nel mondo. Scendendo nel dettaglio nel paragrafo 1.1 si offrirà una panoramica generale di cosa sono i software container, comparandone brevemente gli aspetti con una tecnologia simile: le macchine virtuali.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 visionando soluzioni proposte da alcune aziende.</text:p>
      <text:p text:style-name="P24"/>
      <text:list xml:id="list2399077700" text:style-name="L2">
        <text:list-item>
          <text:list>
            <text:list-item>
              <text:p text:style-name="P36">Cosa sono i software container</text:p>
            </text:list-item>
          </text:list>
        </text:list-item>
      </text:list>
      <text:p text:style-name="P14"/>
      <text:p text:style-name="P21">Un container è uno spazio software in cui viene eseguita un’applicazione in modo isolato ed indipendente, che dispone di proprie risorse software (filesystem, interfaccia di rete, volumi…) rispetto le altre applicazioni e al sistema host sul quale è eseguito. Un container viene avviato a partire da un’immagine che definisce l’applicativo o il servizio che deve essere eseguito, con la relativa configurazione dell’ambiente d’esecuzione, che comprende molte delle componenti sopra citate. L’approccio di eseguire le applicazioni in questo genere di ambienti mira a soddisfare e risolvere determinate necessità e problematiche legate soprattutto alla gestione, distribuzione e manutenzione dei software da parte delle aziende in ambito informatico, e ha già visto la sua utilizzazione pratica con le macchine virtuali.</text:p>
      <text:p text:style-name="Standard"><text:span text:style-name="Car._20_predefinito_20_paragrafo"><text:span text:style-name="T6">Un container si può considerare come un server (o un sistema) virtualizzato ma </text:span></text:span><text:span text:style-name="Enfasi_20__28_grassetto_29_"><text:span text:style-name="T20">solo per lo spazio utente</text:span></text:span><text:span text:style-name="Car._20_predefinito_20_paragrafo"><text:span text:style-name="T6">, ossia la parte virtualizzata è l’ambiente di esecuzione delle applicazioni e non tutti i componenti sottostanti.</text:span></text:span></text:p>
      <text:p text:style-name="P21">Parlando di virtualizzazione è necessario fare una premessa in cui si descrive che cosa sia e i metodi con il quale può essere effettuata, relativamente al caso di studio.</text:p>
      <text:p text:style-name="P7"/>
      <text:p text:style-name="P21"/>
      <text:p text:style-name="P15"/>
      <text:p text:style-name="Standard"><text:span text:style-name="Car._20_predefinito_20_paragrafo"><text:span text:style-name="T5">1.1.1 </text:span></text:span><text:span text:style-name="Car._20_predefinito_20_paragrafo"><text:span text:style-name="T4">Cenni di </text:span></text:span><text:span text:style-name="Car._20_predefinito_20_paragrafo"><text:span text:style-name="T1">Virtualizzazione</text:span></text:span></text:p>
      <text:p text:style-name="P21"/>
      <text:p text:style-name="Standard"><text:span text:style-name="Car._20_predefinito_20_paragrafo"><text:span text:style-name="T25">La virtualizzazione nasce da varie necessità da parte del mondo IT quali, maggiore fra queste, è l’ottimizzazione delle risorse hardware</text:span></text:span><text:span text:style-name="Car._20_predefinito_20_paragrafo"><text:span text:style-name="T26">.</text:span></text:span><text:span text:style-name="Car._20_predefinito_20_paragrafo"><text:span text:style-name="T7"> In </text:span></text:span><text:span text:style-name="Car._20_predefinito_20_paragrafo"><text:span text:style-name="T37">informatica</text:span></text:span><text:span text:style-name="Car._20_predefinito_20_paragrafo"><text:span text:style-name="T7"> il termine </text:span></text:span><text:span text:style-name="Car._20_predefinito_20_paragrafo"><text:span text:style-name="T8">virtualizzazione</text:span></text:span><text:span text:style-name="Car._20_predefinito_20_paragrafo"><text:span text:style-name="T7"> si riferisce alla possibilità di astrarre le componenti </text:span></text:span><text:span text:style-name="Car._20_predefinito_20_paragrafo"><text:span text:style-name="T37">hardware</text:span></text:span><text:span text:style-name="Car._20_predefinito_20_paragrafo"><text:span text:style-name="T7">, cioè fisiche, degli </text:span></text:span><text:span text:style-name="Car._20_predefinito_20_paragrafo"><text:span text:style-name="T26">elaboratori </text:span></text:span><text:span text:style-name="Car._20_predefinito_20_paragrafo"><text:span text:style-name="T7">al fine di renderle disponibili al </text:span></text:span><text:span text:style-name="Car._20_predefinito_20_paragrafo"><text:span text:style-name="T37">software</text:span></text:span><text:span text:style-name="Car._20_predefinito_20_paragrafo"><text:span text:style-name="T7"> in forma di risorsa virtuale. I metodi di virtualizzazione che andremo ad analizzare sono due: Virtualizzazione a livello hardware e a livello di sistema operativo.</text:span></text:span></text:p>
      <text:p text:style-name="P26"/>
      <text:p text:style-name="P27">Virtualizzazione hardware level</text:p>
      <text:p text:style-name="P21"/>
      <text:p text:style-name="Standard"><text:span text:style-name="Car._20_predefinito_20_paragrafo"><text:span text:style-name="T25">In questo approccio ci si preoccupa di virtualizzare il sistema fisico sul quale eseguire il servizio. Per applicare questo metodo si ricorre all’uso delle macchine virtuali. Una macchina virtuale è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s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possibile eseguire più sistemi virtuali su una stessa macchina fisica piuttosto che su macchine diverse, permettendo di abbattere così i costi legati all’hardware che altrimenti un’azienda dovrebbe sostenere.</text:span></text:span></text:p>
      <text:p text:style-name="P27"/>
      <text:p text:style-name="P27">Virtualizzazione OS level, o container level</text:p>
      <text:p text:style-name="P27"/>
      <text:p text:style-name="Standard"><text:span text:style-name="Car._20_predefinito_20_paragrafo"><text:span text:style-name="T25">Approccio di eseguire applicazioni e servizi in un ambiente isolato, differente dal modello di virtualizzazione della macchina virtuale, la quale virtualizza fisicamente un intero sistema. Questo metodo di virtualizzazione si dice che virtualizza il software, in pratica si tratta di creare ambienti isolati chiamati container nel quale eseguire le applicazioni, i container istanziati non sfruttano un sistema operativo ospite, ma sfruttano direttamente il kernel del sistema operativo sottostante, con chiamate di sistema. È possibile eseguire più container nello stesso host, i quali condivideranno le risorse hardware disponibili, ed utilizzandole solo all’occorrenza.</text:span></text:span></text:p>
      <text:p text:style-name="P21">Definiti questi due concetti, ora si possono fare alcune considerazioni sui casi di utilizzo e quando sia opportuno utilizzare l’una o l’altra.</text:p>
      <text:p text:style-name="P21">L’utilizzo della virtualizzazione nasce dall’esigenza delle aziende di gestire intelligentemente il deployment, il rilascio e la manutenzione delle applicazioni o <text:soft-page-break/>servizi che mettono a disposizione. Senza contare il fatto che servono infrastrutture hardware per l’esecuzione delle stesse. Qui la virtualizzazione trova terreno fertile, in quanto è possibile incapsulare dentro un ambiente isolato e solitamente portabile i servizi di cui si necessita, cosa che è stata gestita per anni dalle macchine virtuali e adesso ci si sta dirigendo verso l’uso dei container.</text:p>
      <text:p text:style-name="P21">I containers si differenziano dalle macchine virtuali soprattutto per la loro "leggerezza", infatti una macchina virtuale, necessita di un sistema operativo ospite che viene eseguito sul sistema operativo host, e di un controllore chiamato hypervisor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più famosa, che ha reso i container una soluzione appetibile per le aziende è Docker. 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p>
      <text:p text:style-name="P5"/>
      <text:list xml:id="list160154128277693" text:continue-numbering="true" text:style-name="L2">
        <text:list-item>
          <text:list>
            <text:list-item>
              <text:p text:style-name="P36">Evoluzione dei software container</text:p>
            </text:list-item>
          </text:list>
        </text:list-item>
      </text:list>
      <text:p text:style-name="P22"/>
      <text:p text:style-name="Standard"><text:span text:style-name="Car._20_predefinito_20_paragrafo"><text:span text:style-name="T26">Nel 2013, il rilascio e la diffusione del progetto Docker portò una vasta gamma di persone a pensare che i container fossero nati con questa piattaforma, in realtà i container sono comparsi prima di Docker, e l’idea della containerizzazione o isolamento dei processi ancora prima. Nel 1979 fu introdotta nei sistemi Unix-like, la chiamata di sistema chroot (change 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 virtualizzazione a container open source offerta da Virtuozzo, offre le caratteristiche comuni dei container, ma richiede una patch al kernel Linux. Nel 2006 Google sviluppa Process container, un progetto che introduce nel </text:span></text:span><text:bookmark text:name="hs_cos_wrapper_post_body"/><text:span text:style-name="Car._20_predefinito_20_paragrafo"><text:span text:style-name="T26">Linux kernel 2.6.24 i “Control groups” (cgroups). I cgroups sono una funzionalità che sta alla base di molti software container, si tratta di una funzionalità che permette di limitare, registrare ed isolare l’utilizzo delle risorse (CPU, memoria, disco I/O, ecc) di gruppi di processi, fornendo così un accesso controllato all’hardware da parte dei processi.</text:span></text:span></text:p>
      <text:p text:style-name="Standard"><text:span text:style-name="Car._20_predefinito_20_paragrafo"><text:span text:style-name="T26">Nel 2008 Arrivano i LinuX Container (LXC) sono la prima soluzione che offre un completo sistema di container. Sfruttano i cgroups e i namespace di Linux, e non richiedono un’installazione di componenti aggiuntivi al kernel.</text:span></text:span></text:p>
      <text:p text:style-name="Standard"><text:span text:style-name="Car._20_predefinito_20_paragrafo"><text:span text:style-name="T26">Nel 2011 Warden propone una piattaforma che sfruttasse inizialmente container LXC, per poi utilizzare qualche tempo dopo una sua versione. L’architettura di Warden si basa sul modello client-server, in cui il demone (server) agisce sui container soddisfando le richieste inviate dal client, interfacciandosi con delle API. Warden è inoltre supportato non solo da Linux, ma da più sistemi operativi.</text:span></text:span></text:p>
      <text:p text:style-name="Standard"><text:span text:style-name="Car._20_predefinito_20_paragrafo"><text:span text:style-name="T26">Nel 2013 si vedono protagonisti 2 importanti progetti, il primo LMCTFY (Let Me Contain That For You) versione open source di un progetto di google, utilizza cgroups, come molte soluzioni container già viste. Particolarità di LMCTFY è che ogni applicazione è “container aware” tradotto consapevoli, consci, significa che le applicazioni eseguite in questi contesti sono in grado di eseguire e gestire dei propri sottocontainer. Il progetto termina nel 2015, quando Google decide di contribuire alla </text:span></text:span><text:soft-page-break/><text:span text:style-name="Car._20_predefinito_20_paragrafo"><text:span text:style-name="T26">nuova libreria di Docker libcontainer, inserendo in questa alcune parti appartenenti al progetto ormai chiuso.</text:span></text:span></text:p>
      <text:p text:style-name="P22"/>
      <text:p text:style-name="P22"/>
      <text:p text:style-name="P22">Docker, il punto centrale di questa Tesi, ora se ne fornirà una breve descrizione per poi entrare nel dettaglio nel seguito. Nasce come progetto open source all’interno dell’azienda dotCloud, e viene pubblicato nel marzo 2013. Inizialmente optò per l’utilizzo di LXC per poi passare alla soluzione coustom libcontainer. Nel 2014 CoreOS pubblicò rkt (Rocket) che si pone come valida alternativa a Docker, focalizzandosi sulla questione della sicurezza.</text:p>
      <text:p text:style-name="P15"/>
      <text:list xml:id="list160154343971229" text:continue-numbering="true" text:style-name="L2">
        <text:list-item>
          <text:list>
            <text:list-item>
              <text:p text:style-name="P38">I container al giorno d’oggi</text:p>
            </text:list-item>
          </text:list>
        </text:list-item>
      </text:list>
      <text:p text:style-name="P22"/>
      <text:p text:style-name="P48"><text:span text:style-name="T26">Dopo aver illustrato l’evoluzione dei container fino ad oggi, si passa </text:span><text:span text:style-name="T27">ora</text:span><text:span text:style-name="T26"> ad </text:span><text:span text:style-name="T27">esaminare quali siano</text:span><text:span text:style-name="T26"> al giorno d’oggi </text:span><text:span text:style-name="T27">le soluzioni a container più gettonate dalle aziende e dal mercato</text:span><text:span text:style-name="T26">. </text:span><text:span text:style-name="T27">Si ricorda inoltre che i container sono tecnologie che hanno tutte alla base lo stesso scopo e quindi le soluzioni offerte sono molto simili fra loro, ma vi sono alcuni fattori che possono portare alla scelta di una piuttosto che altre; </text:span><text:span text:style-name="T28">oltre a ciò linux fundation diede inizio anni fa al progetto OCI (</text:span><text:bookmark text:name="firstHeading"/><text:span text:style-name="T39">Open Container Initiative), con lo scopo di definire uno standard per per le tecnologie di containerizzazione</text:span><text:span text:style-name="T26"> </text:span><text:span text:style-name="T29">in modo che la scelta del tipo di container</text:span><text:span text:style-name="T26"> </text:span><text:span text:style-name="T29">sia il più irrelevante possibile, dando così </text:span><text:span text:style-name="T26">ai potenziali clienti la possibilità di sfruttare i vantaggi della tecnologia senza incappare nel lock-in. </text:span><text:span text:style-name="T30">Di seguito si mostreranno alcuni formati di container pi diffusi ed utilizzati correntemente.</text:span></text:p>
      <text:p text:style-name="P22"/>
      <text:p text:style-name="P22"/>
      <text:p text:style-name="P43">Linux Container</text:p>
      <text:p text:style-name="Standard"><text:span text:style-name="Car._20_predefinito_20_paragrafo"><text:span text:style-name="T25">I LinuX Container sono ancora un formato di container molto diffuso, Docker stesso agli albori del suo successo utilizzava LXC come </text:span></text:span><text:span text:style-name="Car._20_predefinito_20_paragrafo"><text:span text:style-name="T7">ambiente di esecuzione di default, (ad oggi sostituito dalla propria libreria </text:span></text:span><text:span text:style-name="Car._20_predefinito_20_paragrafo"><text:span text:style-name="T9">libcontainer). Un container</text:span></text:span><text:span text:style-name="Car._20_predefinito_20_paragrafo"><text:span text:style-name="T16"> </text:span></text:span><text:a xlink:type="simple" xlink:href="https://www.redhat.com/it/topics/containers" text:style-name="Internet_20_link" text:visited-style-name="Visited_20_Internet_20_Link"><text:span text:style-name="Car._20_predefinito_20_paragrafo"><text:span text:style-name="T22">Linux è</text:span></text:span></text:a><text:span text:style-name="Car._20_predefinito_20_paragrafo"><text:span text:style-name="T9"> un insieme di uno o più processi isolati dal resto del sistema. Poiché tutti i file necessari per eseguire tali processi vengono forniti da un'immagine distinta, i container Linux sono portabili e coerenti in tutti gli ambienti, dallo sviluppo ai test e infine alla produzione. Questo li rende molto più veloci, rispetto alle tradizionali pipeline di sviluppo che dipendono dalla replica degli ambienti di test tradizionali.</text:span></text:span></text:p>
      <text:p text:style-name="P49"><text:span text:style-name="Car._20_predefinito_20_paragrafo"><text:span text:style-name="T11">I Linux container sfruttano le funzionalità del kernel cgroups e namespace per garantire l’isolamento dell’ambiente di esecuzione dell'applicazione, senza la necessità di installare alcuna componente aggiuntiva al kernel (contrariamente ad OpenVZ). </text:span></text:span><text:span text:style-name="Car._20_predefinito_20_paragrafo"><text:span text:style-name="T16">Questo, tuttavia,</text:span></text:span><text:span text:style-name="Car._20_predefinito_20_paragrafo"><text:span text:style-name="T11"> </text:span></text:span><text:span text:style-name="Car._20_predefinito_20_paragrafo"><text:span text:style-name="T16">li rende compatibili solo su sistemi con Linux kernel.</text:span></text:span></text:p>
      <text:p text:style-name="Standard"><text:span text:style-name="Car._20_predefinito_20_paragrafo"><text:span text:style-name="T9"/></text:span></text:p>
      <text:p text:style-name="P47"><text:span text:style-name="Car._20_predefinito_20_paragrafo"><text:span text:style-name="T10">Rkt (rock-it) CoreOS</text:span></text:span></text:p>
      <text:p text:style-name="P51"><text:span text:style-name="Car._20_predefinito_20_paragrafo"><text:span text:style-name="T10">Rkt è la soluzione di container offerta da CoreOS. </text:span></text:span><text:span text:style-name="Car._20_predefinito_20_paragrafo"><text:span text:style-name="T13">Si pone come diretto aversario di Docker, differendosi da questa per alcuni aspetti, principale dei quali che lo rende appettibile rispetto la concorrenza sono le feature di sicurezza aggiuntive. Di queste </text:span></text:span><text:soft-page-break/><text:span text:style-name="Car._20_predefinito_20_paragrafo"><text:span text:style-name="T13">fanno parte, oltre che un isolamento di container basato su KVM, il supporto dell’estensione kernel SELinux, ma anche una convalida della firma per immagini della specifica di container sviluppata autonomamente, ovvero </text:span></text:span><text:a xlink:type="simple" xlink:href="https://github.com/appc/spec/blob/master/SPEC.md" office:target-frame-name="_blank" xlink:show="new" text:style-name="Internet_20_link" text:visited-style-name="Visited_20_Internet_20_Link"><text:span text:style-name="Car._20_predefinito_20_paragrafo"><text:span text:style-name="T23">App Container (appc)</text:span></text:span></text:a><text:span text:style-name="Car._20_predefinito_20_paragrafo"><text:span text:style-name="T13">. Questa funzione descrive il formato dell’immagine App Container Image (ACI), l’ambiente di runtime, un meccanismo di image discovery, e infine anche la possibilità di raggruppare immagini in app multi-container, i cosiddetti App Container Pods. </text:span></text:span><text:span text:style-name="Car._20_predefinito_20_paragrafo"><text:span text:style-name="T14">Rkt supporta il suo modello di immagini, ma anche altri formati.L’ambiente di runtime è </text:span></text:span><text:span text:style-name="Car._20_predefinito_20_paragrafo"><text:span text:style-name="Strong_20_Emphasis"><text:span text:style-name="T21">compatibile con le immagini di Docker</text:span></text:span></text:span><text:span text:style-name="Car._20_predefinito_20_paragrafo"><text:span text:style-name="T14"> e con il tool open source </text:span></text:span><text:a xlink:type="simple" xlink:href="https://quay.io/" office:target-frame-name="_blank" xlink:show="new" text:style-name="Internet_20_link" text:visited-style-name="Visited_20_Internet_20_Link"><text:span text:style-name="Car._20_predefinito_20_paragrafo"><text:span text:style-name="T24">Quay</text:span></text:span></text:a><text:span text:style-name="Car._20_predefinito_20_paragrafo"><text:span text:style-name="T14"> offre la possibilità di convertire ogni formato container secondo ACI.</text:span></text:span><text:span text:style-name="Car._20_predefinito_20_paragrafo"><text:span text:style-name="T13"> </text:span></text:span><text:span text:style-name="Car._20_predefinito_20_paragrafo"><text:span text:style-name="T14">La struttura di rkt non ruota attorno ad un demone centrale </text:span></text:span><text:span text:style-name="Car._20_predefinito_20_paragrafo"><text:span text:style-name="T18">ma i container vengono gestiti direttamente dal client</text:span></text:span><text:span text:style-name="Car._20_predefinito_20_paragrafo"><text:span text:style-name="T14">, </text:span></text:span><text:span text:style-name="Car._20_predefinito_20_paragrafo"><text:span text:style-name="T15">risolvendo la questione legata ai permessi di root necessari alla gestione dei comandi come fa Docker. Rkt risaluta adatto all’esecuzione di singole applicazioni all’interno dei container, quindi qualora fosse necessario implementare un sistema complesso che comprende un elevato numero di container, con questa soluzione è consigliabile utilizzare tool di orchestrazione compatibile con questo formato, uno di questi è sicuramente Kubernetes.</text:span></text:span></text:p>
      <text:p text:style-name="P47"><text:span text:style-name="Car._20_predefinito_20_paragrafo"><text:span text:style-name="T12"/></text:span></text:p>
      <text:p text:style-name="P50"><text:span text:style-name="Car._20_predefinito_20_paragrafo"><text:span text:style-name="T12">Docker</text:span></text:span></text:p>
      <text:p text:style-name="P50"><text:span text:style-name="Car._20_predefinito_20_paragrafo"><text:span text:style-name="T12">Docker è la piattaforma per gestione di container per eccellenza. Ha un modello di esecuzione centrallizzato basato su un demone, </text:span></text:span><text:span text:style-name="Car._20_predefinito_20_paragrafo"><text:span text:style-name="T15">il che </text:span></text:span><text:span text:style-name="Car._20_predefinito_20_paragrafo"><text:span text:style-name="T16">implica che la gestione dei container possa effettuata con privilegi di root. Scopo di questa piattaforma è quello di creare un’ambiente di esecuzione virtualizzato per delle singole applicazioni, quindi, come per rkt, è necessario ricorre a tool di orchestrazione per operare con sistemi con molti container. Se invece si vuole creare un sistema full-stack che comprende un numero di container è umanamente gestibili (parliamo di massimo qualche decina) allora si può valutare l’utilizzo di docker-compose, un tool per gestire un sistema che comprende più contianer che solitamente interagiscono fra loro. </text:span></text:span><text:span text:style-name="Car._20_predefinito_20_paragrafo"><text:span text:style-name="T17">Docker in quanto piattaforma più diffusa, non ha cercato di rendere compatibili nel suo ambiente di runtime immagine non native (Dockerfile), supporta quindi solo il suo formato di immagini.</text:span></text:span></text:p>
      <text:p text:style-name="P50"><text:span text:style-name="Car._20_predefinito_20_paragrafo"><text:span text:style-name="T17"/></text:span></text:p>
      <text:p text:style-name="P52"><text:span text:style-name="Car._20_predefinito_20_paragrafo"><text:span text:style-name="T18">Questi sono le soluzioni maggiormente diffuse, che presentano alcune differenze relativamente alla compatibilità con altri sistemi, e al tipo di container management (tipo di sistema che si vuole containerizzare) e alcune specifiche architetturali. Consideriamo le due soluzioni che ospitano una sola applicazione dentro al container: <text:s/>rkt, e Docker. Queste incapsulano una sola applicazione per container, il che potrebbe sembrare strano confrontandoli con i complessi sistemi che questi vanno a costruire. Infatti il punto di forza dei dei container non sta nella quantità di applicazioni che riescono ad eseguire al loro interno, ma bensì la possibilità di interagire e comunicare fra di loro pur mantenendo una alto grado di isolamento. Questo può essere fatto tramite alcune delle funzionalità offerte da queste piattaforme e per quanto riguarda alla gestione di sistemi con numerosi container, si ricorre, come anticipato, all’uso di tool di orchestrazione. Sono strumenti che permetto di maneggiare, e delle volte automatizzare sistemi di container complessi, in modo agevole. </text:span></text:span><text:span text:style-name="Car._20_predefinito_20_paragrafo"><text:span text:style-name="T19">Nel seguito della tesi </text:span></text:span><text:soft-page-break/><text:span text:style-name="Car._20_predefinito_20_paragrafo"><text:span text:style-name="T19">si torenerà a parlare di tool di orchestrazione, e in particolare di Docker swarm, tool di orchestrazione nativo di Docker.</text:span></text:span></text:p>
      <text:p text:style-name="P5"/>
      <text:list xml:id="list160152608163046" text:continue-numbering="true" text:style-name="L2">
        <text:list-item>
          <text:list>
            <text:list-item>
              <text:p text:style-name="P37">Vantaggi dell’uso dei software container</text:p>
            </text:list-item>
          </text:list>
        </text:list-item>
      </text:list>
      <text:p text:style-name="P22"/>
      <text:p text:style-name="P22">In questo paragrafo saranno esaminati i vantaggi dei container. Di solito i vantaggi si esprimono in relazione qualcos’altro, nel caso specifico i vantaggi dei container possono, spesso, essere messi in relazione alle macchine virtuali. Detto ciò, non si vuole esibire un confronto fra i 2 approcci, ma soltanto mostrare i vantaggi che i container possono portare in relazione o meno di altre tecnologie preferibilmente senza fare paragoni.</text:p>
      <text:p text:style-name="P25"/>
      <text:p text:style-name="P25">I motivi che portano a preferire lo sviluppo di un sistema software con container, sono molteplici:</text:p>
      <text:list xml:id="list2842475109" text:style-name="L3">
        <text:list-item>
          <text:p text:style-name="P41">Sono più leggeri rispetto ad altre tecnologie (come le macchine virtuali).</text:p>
        </text:list-item>
        <text:list-item>
          <text:p text:style-name="P41">Garantiscono l'isolamento dell'applicazione in esecuzione su di essi.</text:p>
        </text:list-item>
        <text:list-item>
          <text:p text:style-name="P41">Godono di un rapido avvio del servizio contenuto al loro interno</text:p>
        </text:list-item>
        <text:list-item>
          <text:p text:style-name="P41">Sono portabili anche su sistemi differenti</text:p>
        </text:list-item>
        <text:list-item>
          <text:p text:style-name="P41">Dispongono di un controllo di versione</text:p>
        </text:list-item>
        <text:list-item>
          <text:p text:style-name="P41">Le risorse dell'host sono condivise</text:p>
        </text:list-item>
        <text:list-item>
          <text:p text:style-name="P41">Godono di granularità e flessibilità</text:p>
        </text:list-item>
        <text:list-item>
          <text:p text:style-name="P41">Scalabilità</text:p>
        </text:list-item>
        <text:list-item>
          <text:p text:style-name="P41">Sviluppo semplificato?</text:p>
        </text:list-item>
      </text:list>
      <text:p text:style-name="P25"><text:s/></text:p>
      <text:p text:style-name="P25">Ora si analizzeranno i vari punti sopracitati</text:p>
      <text:p text:style-name="P25"/>
      <text:p text:style-name="P25">Leggerezza: un container può essere eseguito su una vasta gamma di dispositivi, anche se non dotati di grosse risorse (come ad esempio RaspberryPi), in quanto nel container è contenuto solo lo stretto necessario per il funzionamento dell'applicazione, cosa che non avviene con le macchine virtuali, le quali necessitano di un sistema operativo ospite, e quindi di risorse hardware da virtualizzare, inoltre il numero di container che si possono eseguire in un server, e solitamente molto più alto del numero di macchine virtuali eseguibili nello stesso server.</text:p>
      <text:p text:style-name="P25"/>
      <text:p text:style-name="P25">Isolamento: ogni applicazione/servizio viene eseguita in una propria "sandbox", in maniera indipendente da altri container/applicazioni sfruttando determinate funzionalità del kernel; inoltre lo si può limitare per fare in modo che il container possa interagire con altre risorse, come la rete, i volumi; tuttavia l’isolamento dei container non è perfetto come quello delle macchine virtuali.</text:p>
      <text:p text:style-name="P25"/>
      <text:p text:style-name="P25">Rapido avvio: L'assenza di una macchina virtuale, implica già l'assenza del tempo di avvio dell’OS ospite della macchina stessa, mentre l'avvio di un container può essere effettuato mediante una riga di comando ed è praticamente istantaneo.</text:p>
      <text:p text:style-name="P25"/>
      <text:p text:style-name="P25">Portabilità: Proprio come i container dei camion, i compute container godono di un approccio standardizzato, ciò significa che possono essere distribuiti su qualunque <text:soft-page-break/>risorsa di calcolo indipendentemente da configurazioni, SO o hardware. Grazie a questa caratterista, una volta completato il deployment, il rilascio e la distribuzione dell’applicativo sono velocizzati.</text:p>
      <text:p text:style-name="P25"/>
      <text:p text:style-name="P25">Controllo di versione: La tecnologia dei container permette di gestire le versioni del codice dell’applicazione e delle sue dipendenze. È possibile tenere traccia delle versioni di un container, analizzare le differenze tra di esse ed eventualmente tornare a versioni precedenti in caso di introduzione di bug negli aggiornamenti (similmente a come accade per i DVCS).</text:p>
      <text:p text:style-name="P25"/>
      <text:p text:style-name="Standard"><text:span text:style-name="Car._20_predefinito_20_paragrafo"><text:span text:style-name="T36">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38">potervi</text:span></text:span><text:span text:style-name="Car._20_predefinito_20_paragrafo"><text:span text:style-name="T36"> accedere e utilizzarle; ciò tuttavia non viola l'isolamento del contesto di esecuzione del container.</text:span></text:span></text:p>
      <text:p text:style-name="P25"/>
      <text:p text:style-name="P25">Granularità e flessibilità: i container permettono di organizzare le risorse computazionali in micro-servizi migliorando le prestazioni del sistema, che potrà adattarsi in modo estremamente flessibile alle esigenze dell'azienda.</text:p>
      <text:p text:style-name="P25"/>
      <text:p text:style-name="P25">Scalabilità: Un sistema implementato tramite container, è anche scalabile. La scalabilità è data dal fatto che i servizi che sono inclusi nei container, quindi spesso per aggiungere una feature, basta aggiungere un container, o un insieme di container che la implementa. Inoltre ad un aumento delle prestazioni hardware, può spesso corrispondere un proporzionale incremento della performance del sistema, ad esempio in termini di velocità.</text:p>
      <text:p text:style-name="P8"/>
      <text:p text:style-name="P20">Capitolo 2</text:p>
      <text:p text:style-name="P20"/>
      <text:p text:style-name="P20">Docker</text:p>
      <text:p text:style-name="P24"/>
      <text:p text:style-name="P24">In questo capitolo si tratterà di Docker come piattaforma di riferimento dei software container, nel paragrafo 2.1 si offrirà una panoramica generale su Docker introducendo l’argomento, nel paragrafo 2.2 si descriverà la struttura architetturale di Docker </text:p>
      <text:p text:style-name="P24"/>
      <text:p text:style-name="P14">2.1 Cos’è Docker</text:p>
      <text:p text:style-name="P21"/>
      <text:p text:style-name="P21">Docker è una delle piattaforme software container più utilizzate e diffuse nell'ambito della virtualizzazione a livello OS. Il progetto Docker nacque nell’azienda dotCloud, e fu pubblicato come progetto open source a marzo 2013. Il successo del progetto fu tale che nell’ottobre dello stesso anno la società fu rinominata con il nome dell’omonima tecnologia. Il successo lo si può attribuire a molteplici fattori, principali dei quali la condivisione di progetti su DockerHub. DockerHub è il registry nativo offerto da Docker ove è possibile caricare/scaricare i progetti sviluppati con la piattaforma, consentendo a moltissimi interessati al progetto di conosce e sperimentare questa tecnologia in modo gratuito. Inizialmente Docker sfruttava i container LXC, per poi passare all’utilizzo della libreria libcontainer scritta in linguagio GO</text:p>
      <text:p text:style-name="P21"/>
      <text:p text:style-name="P14">2.2 Architettura di Docker</text:p>
      <text:p text:style-name="P14"/>
      <text:p text:style-name="P21">Docker utilizza un’architettura client-server. Il Docker client comunica con il Docker deamon, chiamato dockerd i quale fa “il grosso del lavoro” come buildare, mandare in esecuzione e distribuire i container. Il client e il demone Docker possono essere eseguiti nella stessa macchina oppure un Docker client può contattare un Docker deamon remoto. I due comunicano utilizzando le REST API, tramite una socket unix o un’interfaccia di rete.</text:p>
      <text:p text:style-name="P21"/>
      <text:p text:style-name="P21">Il Docker deamon</text:p>
      <text:p text:style-name="P21">Il Dokcer deamon (demone Docker o dockerd) ascolta le richieste delle Docker API</text:p>
      <text:p text:style-name="P21">e gestisce gli oggetti Docker, quali le immagini, i container, le porte, i volumi e la rete. Il demone può anche comunicare con un demone remoto per la gestione di sevizi docker, come la condivisione o il download di immagini.</text:p>
      <text:p text:style-name="P21"/>
      <text:p text:style-name="P21">Docker client</text:p>
      <text:p text:style-name="P21"><text:soft-page-break/>Il Docker client (docker) è il modo di interfacciarsi con il sistema docker, ovvero comprende i comandi da inviare al Docker deamon quale li processerà. I comandi docker usano le api di Docker. Un docker client può comunicare con più di un demone Docker.</text:p>
      <text:p text:style-name="P21"/>
      <text:p text:style-name="P21"/>
      <text:p text:style-name="P21"/>
      <text:p text:style-name="P21"><text:bookmark text:name="docker-registries"/>Docker registries</text:p>
      <text:p text:style-name="P21">Il Docker registry (registro) memorizza le immagini Docker. Un esempio di registry è certamente DockerHub, elemento citato più volte nel corso della tesi, è uno dei punti di forza di Docker, consultabile da tutti in maniera gratuita, ha dato una grossa mano nella diffusione del progetto, offrendo immagini già pronte all’uso e innumerevoli progetti ed esempi di semplici applicazioni. La presenza di queste immagini già pronte è essenziale per la comunità Docker, in quanto permette di avere delle basi di partenza di un servizio già testate e in costante manutenzione e aggiornamento, liberando così gli sviluppatori delle fasi preliminari dello sviluppo dei container consentendogli di concentrarsi solo sulla customizzazione dell’applicativo. <text:s/></text:p>
      <text:p text:style-name="P21"/>
      <text:p text:style-name="P21">Docker Object</text:p>
      <text:p text:style-name="P21">Utilizzando Docker si va ad utilizzare una serie di oggetti quali immagini, container, reti, volumi, plugin ecc… Di seguito saranno descritti alcuni di questi oggetti focalizzandosi su quelli principali.</text:p>
      <text:p text:style-name="P21"/>
      <text:p text:style-name="P21">Immagini</text:p>
      <text:p text:style-name="P21">Un’immagine è un file di solo lettura contenente le istruzioni che hanno lo scopo di creare container. Solitamente un’immagine si basa su una o più immagini già esistenti, e a partire da questa si susseguono le istruzioni che servono a personalizzare l’immagine al lavoro che dovrà svolgere. Tutto questo viene gestito tramite il Dockerfile, scrivendo passo passo tutte le istruzioni da eseguire per creare l’immagine ed eseguirla. Ogni istruzione del Dockerfile si traduce in uno strato dell’immagine. Se un’istruzione viene modificata, alla ricompilazione dell'immagine le modifiche saranno apportate solo allo strato corrispondente all’istruzione modificata.</text:p>
      <text:p text:style-name="P21"/>
      <text:p text:style-name="P21">Container</text:p>
      <text:p text:style-name="P21">Un container è un’istanza eseguibile dell’immagine. Tramite le API di Docker, utilizzabili da terminale o eventuali tool grafici, è possibile gestire le operazioni sui container come l’esecuzione, fermarli, metterli in pausa, riavviarli, cancellarli. Normalmente un container gode di un buon isolamento, e lo si può tramite le configurazioni espresse nel Dockerfile, come ad esempio la rete, archiviazione o altri sottosistemi sottostanti. Un container è definito dalla sua immagine esattamente dalle configurazioni che gli vengono fornite alla sua creazione e al suo avvio.</text:p>
      <text:p text:style-name="P21"/>
      <text:p text:style-name="P21">Teconologia sottostante</text:p>
      <text:p text:style-name="P21"><text:soft-page-break/>Docker è scritto in linguaggio Go a sfrutta diverse funzionalità del kernel Linux per fornire il suo servizio.</text:p>
      <text:p text:style-name="P21"/>
      <text:p text:style-name="P21">Namespace</text:p>
      <text:p text:style-name="P21">Come anticipato, Docker ha bisogno di un kernel Linux per la sua esecuzione per il fatto che sfrutta delle sue funzionalità, namespace è una di queste e se ne esamineranno altre. Si tratta di una tecnologia che fornisce uno spazio utente isolato chiamato container. Questo fornisce uno strato di isolamento. Ogni aspetto del container è eseguito in un namespace separato e il suo accesso è limitato a quel namespace. Docker engine usa i seguenti namespace di Linux:</text:p>
      <text:p text:style-name="P21"/>
      <text:list xml:id="list558078987" text:style-name="L4">
        <text:list-item>
          <text:p text:style-name="P42">pid namespace: isolamento del processo (Process ID)</text:p>
        </text:list-item>
        <text:list-item>
          <text:p text:style-name="P42">net namespace: gestione dell’interfaccia di rete (networking)</text:p>
        </text:list-item>
        <text:list-item>
          <text:p text:style-name="P42">ipc namespace: gestione dell’accesso alle risorse IPC (Interr process comunication)</text:p>
        </text:list-item>
        <text:list-item>
          <text:p text:style-name="P42">mnt namespace: gestione del filesystem e unità montabili (mount)</text:p>
        </text:list-item>
        <text:list-item>
          <text:p text:style-name="P44">uts namespace: isolamento del kernel (unix timsharing system)</text:p>
        </text:list-item>
      </text:list>
      <text:p text:style-name="P28"/>
      <text:p text:style-name="P21">Control Groups</text:p>
      <text:p text:style-name="P21">Docker engine si basa anche su questa funzionalità di linux che sono i control groups (cgroups). Cgourps limita l’utilizzo da parte del container delle risorse hardware. I Cgroups consentendo a Docker engine di condividere/concedere le risorse hardware disponibili ai container, e opzionalmente limitarne e vincolarne l’utilizzo (come ad esempio settare il numero di processori che un container può utilizzare).</text:p>
      <text:p text:style-name="P21"/>
      <text:p text:style-name="P21">Union file systems</text:p>
      <text:p text:style-name="Standard"><text:span text:style-name="Car._20_predefinito_20_paragrafo"><text:span text:style-name="T25">Union file systems o UnionFS sono dei file systems che si occupano di creare strati leggeri e veloci. Per lo scopo, Docker engine utilizza UnionFs per fornire una costruzione a blocchi dei container. Docker engine utilizza varie possibilità di UnionFS quali: </text:span></text:span><text:span text:style-name="Car._20_predefinito_20_paragrafo"><text:span text:style-name="T26">AUFS, btrfs, vfs, and DeviceMapper.</text:span></text:span></text:p>
      <text:p text:style-name="P22"/>
      <text:p text:style-name="P22">Container format</text:p>
      <text:p text:style-name="P21">Docker engine combina i namespace, i cgroups, e UnionFS in un involucro chiamato container format. Di default è libcontainer. In futuro Docker potrebbe supportare altri formati di container per integrarsi con altre tecnologie come BSD, jails o Solaris Zone.</text:p>
      <text:p text:style-name="P54">2.3 Docker Compose</text:p>
      <text:p text:style-name="P45"/>
      <text:p text:style-name="P45">Docker compose è uno strumento per gestire applicazioni Docker multi-container.</text:p>
      <text:p text:style-name="P45">Di fatto, un container Docker è istanza eseguibile di una solo immagine, quindi una sola applicazione, questo potrebbe sembrare un limite per la piattaforma, mentre se ben sfruttato più rivelarsi il suo punto più forte. Un’applcazione <text:span text:style-name="T42">separata</text:span> in unità logiche come i container permette di suddividere le responsabilità di questa su più personale, riducendone per ognun<text:span text:style-name="T42">o</text:span> il carico di lavoro da svolgere, parallelizzando il lavoro e <text:span text:style-name="T42">di </text:span>liberasi da problematiche legate alle dipendenze da altre parti di sistema. Docker compose è un tool che a partire da immagini già pronte, <text:span text:style-name="T42">realizzate</text:span> personalmente o <text:span text:style-name="T42">di implementazione esterna</text:span>, permette di mettere in piedi un sistema di container indipendenti <text:span text:style-name="T42">e che </text:span>interagiscono fra di loro al fine offrire il servizio completo. “Il tutto è più della somma delle parti” calza a pennello <text:span text:style-name="T42">nei sistemi </text:span>multicontainer. <text:span text:style-name="T43">L’utilizzo di compose non è compreso nella distribuzione di base di Docker, ma è necessario installarlo a parte. Come per i classici container, per creare uno stack è necessario definire un file YAML (docker-compose.yml) in cui sono specificati quali container deve avere il servizio, e le configurazioni relative alle porte, volumi e altri risorse di cui l’applicativo disporrà. Uno volta definito il file, si lancia docker-compose build nella directory del file, e docker up per avviare il servizio, ovvero avviare tutti i container. </text:span></text:p>
      <text:p text:style-name="P45"/>
      <text:p text:style-name="P39">2.4 Docker Swarm</text:p>
      <text:p text:style-name="P46"/>
      <text:p text:style-name="P53"><text:span text:style-name="T40">Docker Swarm permette di scalare le applicazioni in contenitori, eseguendole in un numero qualsiasi di istanze su qualsiasi numero di nodi </text:span><text:span text:style-name="T41">su un </text:span><text:span text:style-name="T40">network. </text:span><text:span text:style-name="T26">Swarm, nato dagli stessi sviluppatori di Docker, raggruppa un qualsiasi numero di host docker in un unico cluster, permettendo la gestione centralizzata dei cluster e l’orchestrazione dei contenitori. Fino alla versione di Docker 1.11, Swarm doveva essere </text:span><text:span text:style-name="T32">installato</text:span><text:span text:style-name="T26"> come tool separato, mentre le versioni più recenti della piattaforma swarm </text:span><text:span text:style-name="T32">come funzionalità</text:span><text:span text:style-name="T26"> nativ</text:span><text:span text:style-name="T32">a</text:span><text:span text:style-name="T26">, </text:span><text:span text:style-name="T31">così è possibile utilizzarlo </text:span><text:span text:style-name="T26">installando Docker Engine. Swarm si basa su un’architettura master-slave. Ogni cluster di Docker (lo sciame) </text:span><text:span text:style-name="T32">dispone</text:span><text:span text:style-name="T26"> di almeno un nodo manager e di una quantità a piacere di nodi lavoratori (worker). Mentre </text:span><text:span text:style-name="T32">il </text:span><text:span text:style-name="T26">manager è responsabile per l’amministrazione del cluster e la delegazione di compiti, </text:span><text:span text:style-name="T32">i </text:span><text:span text:style-name="T26">worker prendono in carico l’esecuzione di unità lavorative (“tasks”). </text:span><text:span text:style-name="T33">Un task è container in esecuzione che è parte di un servizio dello swarm ed è gestito dallo swarm manager, contrariamente a quanto accade per un servizio a container unico.</text:span><text:span text:style-name="T26"> Inoltre le applicazioni del contenitore vengono suddivise come cosiddetti servizi (“services”) in un numero qualunque di account Docker. Nella terminologia di Docker il concetto di “servizio” indica una struttura astratta mediante la quale potete definire compiti che devono essere eseguiti nel cluster. Ogni servizio consta di un set di task singoli, che vengono elaborati ciascuno nel proprio contenitore su uno dei nodi del cluster. Docker Swarm supporta due modalità nelle quali sono definiti i servizi Swarm: servizi replicati e globali.</text:span></text:p>
      <text:list xml:id="list726208226" text:style-name="L5">
        <text:list-item>
          <text:p text:style-name="P55"><text:soft-page-break/><text:span text:style-name="Strong_20_Emphasis"><text:span text:style-name="T26">Servizi replicati:</text:span></text:span><text:span text:style-name="T26"> un servizio replicato è un task che viene eseguito in un numero di repliche definite dall’utente. Ogni replicato è un’istanza del</text:span><text:span text:style-name="T35"> container</text:span><text:span text:style-name="T26"> definito nel servizio. I servizi replicati vengono scalati man mano che gli utenti creano più repliche. Un server web come NGINX si può ad esempio impostare a una sola riga di comando a 2, 4 o 100 istanze a seconda delle esigenze.</text:span></text:p>
        </text:list-item>
      </text:list>
      <text:list xml:id="list2457863500" text:style-name="L6">
        <text:list-item>
          <text:p text:style-name="P56"><text:span text:style-name="Strong_20_Emphasis"><text:span text:style-name="T26">Servizi globali</text:span></text:span><text:span text:style-name="T26">: eseguendo un servizio in modalità globale, ogni nodo disponibile nel cluster inizia un task per il relativo servizio. Se aggiungete un nuovo nodo al cluster, lo swarm manager gli assegna immediatamente un’attività del service globale. I service globali si prestano ad esempio ad applicazioni di monitoraggio o programmi antivirus.</text:span></text:p>
        </text:list-item>
      </text:list>
      <text:p text:style-name="P57">Un campo centrale di applicazione di Docker Swarm è la ripartizione del carico. Nella modalità swarm, Docker dispone di funzioni integrate di load balancing, <text:span text:style-name="T44">ovvero bilanciamento del carico di lavoro.</text:span> <text:span text:style-name="T44">S</text:span>e per esempio eseguite un server web NGINX con 4 istanze, Docker distribuisce in modo intelligente le richieste in arrivo alle istanze dei server disponibili.</text:p>
      <text:p text:style-name="P53"><text:span text:style-name="T26"/></text:p>
      <text:p text:style-name="P21"/>
      <text:p text:style-name="P21">Come funziona Docker</text:p>
      <text:p text:style-name="P21">Nel Dockerfile sono descritte le funzionalità che l'applicazione containerizzata avrà una volta in esecuzione, nello specifico si tratta di utilizzare una sequenza di comandi che ne definisce gli strati come i seguenti:</text:p>
      <text:p text:style-name="P21"/>
      <text:p text:style-name="P21">FROM &lt;image&gt;:&lt;tag-version&gt;: si specifica la base di partenza dell'immagine che si sta creando e la versione che si desidera utilizzare. Tuttavia c'è modo di creare immagini di base facendo a meno dell'utilizzo di questo comando.</text:p>
      <text:p text:style-name="P21"/>
      <text:p text:style-name="P21">ENTRYPOINT ["cmd", "parameter"]: è il primo comando che viene eseguito quando l'applicazione sarà eseguita sul container.</text:p>
      <text:p text:style-name="P21"/>
      <text:p text:style-name="P21">RUN &lt;command&gt;: esegue un comando del kernel linux, utile per esempio ad installare e risolvere dipendenze una volta che l'immagine base è stata scaricata.</text:p>
      <text:p text:style-name="P21"/>
      <text:p text:style-name="P21">COPY &lt;source&gt; &lt;detination&gt; copia un file dal filesystem host, al filesystem del container.</text:p>
      <text:p text:style-name="P21"/>
      <text:p text:style-name="P21">EXPOSE &lt;port&gt; [&lt;port&gt;/&lt;protocol&gt;...]: permette al container di rimanere in ascolto nella &lt;port&gt; porta tramite protocollo /protocol</text:p>
      <text:p text:style-name="P21"/>
      <text:p text:style-name="P21"><text:soft-page-break/>Una volta scritto il Dockerfile si esegue il comando docker build nella directory ove il Dockerfile è locato, e di seguito verrà mostrato nel terminale la compilazione dell'immagine comando per comando, al termine del quale l'immagine è creata. Ora 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text:p>
      <text:p text:style-name="P5"/>
      <text:p text:style-name="P14">2.3 Esempi Applicativi</text:p>
      <text:p text:style-name="P21"/>
      <text:p text:style-name="Standard"><text:span text:style-name="Car._20_predefinito_20_paragrafo"><text:span text:style-name="T25">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21"/>
      <text:p text:style-name="P21"/>
      <text:p text:style-name="P21"/>
      <text:p text:style-name="P21"/>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olo_20_3" style:display-name="Titol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name-asian="Noto Sans CJK SC Regular" style:font-family-asian="'Noto Sans CJK SC Regular'" style:font-family-generic-asian="system" style:font-pitch-asian="variable" style:font-weight-asian="bold" style:font-name-complex="Lohit Devanagari" style:font-family-complex="'Lohit Devanagari'" style:font-family-generic-complex="system" style:font-pitch-complex="variable" style:font-weight-complex="bold"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Collegamento_20_ipertestuale" style:display-name="Collegamento ipertestuale" style:family="text" style:parent-style-name="Car._20_predefinito_20_paragrafo">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fo:font-weight="normal" style:font-weight-asian="normal"/>
    </style:style>
    <style:style style:name="WW_5f_CharLFO5LVL3" style:display-name="WW_CharLFO5LVL3" style:family="text">
      <style:text-properties fo:font-weight="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3-04T16:01:51.940553768</dc:date>
    <meta:editing-cycles>33</meta:editing-cycles>
    <meta:editing-duration>PT5H25M31S</meta:editing-duration>
    <meta:document-statistic meta:table-count="0" meta:image-count="0" meta:object-count="0" meta:page-count="24" meta:paragraph-count="151" meta:word-count="5215" meta:character-count="35026" meta:non-whitespace-character-count="29979"/>
    <meta:template xlink:type="simple" xlink:actuate="onRequest" xlink:title="" xlink:href="Normal.dotm"/>
  </office:meta>
</office:document-meta>
</file>